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9d5fc" officeooo:paragraph-rsid="0019d5fc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fo:font-weight="bold" officeooo:rsid="0019d5fc" officeooo:paragraph-rsid="0019d5fc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 style:list-style-name="L2">
      <style:paragraph-properties fo:text-align="start" style:justify-single-word="false"/>
      <style:text-properties officeooo:rsid="001a17a3" officeooo:paragraph-rsid="001a17a3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1b1a52" officeooo:paragraph-rsid="001b1a52"/>
    </style:style>
    <style:style style:name="P5" style:family="paragraph" style:parent-style-name="Standard">
      <style:paragraph-properties fo:text-align="start" style:justify-single-word="false"/>
      <style:text-properties officeooo:rsid="001b1a52" officeooo:paragraph-rsid="001b1a52"/>
    </style:style>
    <style:style style:name="P6" style:family="paragraph" style:parent-style-name="Standard" style:list-style-name="L2">
      <style:paragraph-properties fo:text-align="start" style:justify-single-word="false"/>
      <style:text-properties officeooo:rsid="001d8570" officeooo:paragraph-rsid="001d857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1a52"/>
    </style:style>
    <style:style style:name="T3" style:family="text">
      <style:text-properties officeooo:rsid="001ba4dd"/>
    </style:style>
    <style:style style:name="T4" style:family="text">
      <style:text-properties fo:font-style="italic" fo:font-weight="normal" officeooo:rsid="001ba4dd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ed552" style:font-style-asian="italic" style:font-weight-asian="normal" style:font-style-complex="italic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xml:id="list1091277869" text:style-name="L2">
        <text:list-item>
          <text:p text:style-name="P3">Both consensus mechanism requires initial <text:s/>invesments, for PoW it is in the form of buying components (Creating a powerful nodes to find the nounce to achieve required hash) and for PoS it is in the form of deposit (where he have to initially buy the stakes).</text:p>
          <text:p text:style-name="P3"/>
        </text:list-item>
        <text:list-item>
          <text:p text:style-name="P3">when the transactions are initiated it will stored in the unconfirmed pool of transactions.</text:p>
          <text:p text:style-name="P3"><text:span text:style-name="T1">PoW</text:span> – miners selects the transactions from the pool put it in a block, try to find the nounce inorder to achieve the required nounce. This process is known as mining.</text:p>
          <text:p text:style-name="P3"><text:span text:style-name="T1">PoS</text:span> - <text:s/><text:span text:style-name="T2">no mining is involved it is based on minting/forging. Validators validates the transactions and attest it.</text:span></text:p>
          <text:p text:style-name="P3"/>
        </text:list-item>
        <text:list-item>
          <text:p text:style-name="P4">PoW is the most popular consensus mechanism but also it comes with a drawback as it requires more electricity power to operate the node than PoS. PoS is more cost efficient when compared to PoW.</text:p>
          <text:p text:style-name="P4"/>
        </text:list-item>
        <text:list-item>
          <text:p text:style-name="P4">51% consensus</text:p>
          <text:p text:style-name="P4">In PoW – the hackers have to gain the control over 51% of nodes.<text:span text:style-name="T3">(If the majority mining pools comes together, then this 51% consensus is possible. </text:span><text:span text:style-name="T4">In 2019 , About 52% of Ethereum coins was mined by 2 pools, </text:span><text:span text:style-name="T5">ethermine and sparkpool </text:span><text:span text:style-name="T3">)</text:span></text:p>
          <text:p text:style-name="P4">In PoS – the hackers have to own the 51% stake.</text:p>
          <text:p text:style-name="P4"/>
        </text:list-item>
        <text:list-item>
          <text:p text:style-name="P4">In PoW, the node with more computational power will likely to win the reward, as in PoS the node with higher owning stake will likely to get the chance to validate.</text:p>
          <text:p text:style-name="P4"/>
        </text:list-item>
        <text:list-item>
          <text:p text:style-name="P6">Bitcoin, Ethereum 1.0 works on PoW</text:p>
          <text:p text:style-name="P6">whereas Ethereum 2.0 works on PoS.</text:p>
          <text:p text:style-name="P6"/>
        </text:list-item>
        <text:list-item>
          <text:p text:style-name="P6">Most of the blockchain technologies are going with the PoS due to its accessability, scalability.</text:p>
        </text:list-item>
      </text:list>
      <text:p text:style-name="P5"/>
      <text:p text:style-name="P5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6pt" fo:font-style="italic" fo:font-weight="bold" officeooo:rsid="0019d5fc" officeooo:paragraph-rsid="0019d5fc" style:font-size-asian="16pt" style:font-style-asian="italic" style:font-weight-asian="bold" style:font-size-complex="16pt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of of Work vs Proof of Stake</text:p>
        <text:p text:style-name="MP1">-consensus mechanism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00:56:55.229296113</meta:creation-date>
    <dc:date>2020-11-01T01:38:06.329843508</dc:date>
    <meta:editing-duration>PT8M59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14" meta:word-count="271" meta:character-count="1510" meta:non-whitespace-character-count="1255"/>
  </office:meta>
</office:document-meta>
</file>